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JubileeBold" svg:font-family="JubileeBold"/>
    <style:font-face style:name="Linux Libertine" svg:font-family="'Linux Libertine', Georgia, Times, serif"/>
    <style:font-face style:name="Lucida Sans1" svg:font-family="'Lucida Sans'" style:font-family-generic="swiss"/>
    <style:font-face style:name="NexusSansOT" svg:font-family="NexusSansOT" style:font-family-generic="swiss"/>
    <style:font-face style:name="NexusSansOT-Bold" svg:font-family="NexusSansOT-Bold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125cm" fo:margin-left="-0.254cm" fo:margin-top="0cm" fo:margin-bottom="0cm" table:align="left" style:writing-mode="lr-tb"/>
    </style:style>
    <style:style style:name="Tableau1.A" style:family="table-column">
      <style:table-column-properties style:column-width="25.125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254cm" fo:padding-right="0.203cm" fo:padding-top="0cm" fo:padding-bottom="0cm" fo:border-left="0.053cm solid #5b9bd5" fo:border-right="none" fo:border-top="none" fo:border-bottom="none"/>
    </style:style>
    <style:style style:name="P1" style:family="paragraph" style:parent-style-name="Standard">
      <style:text-properties fo:color="#2e74b5" style:font-name="Calibri Light" fo:font-size="16pt" style:font-size-asian="16pt" style:font-name-complex="F" style:font-size-complex="16pt"/>
    </style:style>
    <style:style style:name="P2" style:family="paragraph" style:parent-style-name="Standard">
      <style:text-properties fo:color="#ff0000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JubileeBold" fo:font-size="10pt" style:font-name-asian="JubileeBold" style:font-size-asian="10pt" style:font-name-complex="JubileeBold" style:font-size-complex="10pt"/>
    </style:style>
    <style:style style:name="P4" style:family="paragraph" style:parent-style-name="Standard">
      <style:text-properties fo:color="#003a26" style:font-name="JubileeBold" fo:font-size="12pt" fo:font-weight="bold" style:font-name-asian="JubileeBold" style:font-size-asian="12pt" style:font-weight-asian="bold" style:font-name-complex="JubileeBold" style:font-size-complex="12pt" style:font-weight-complex="bold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List_20_Paragraph" style:list-style-name="WWNum3"/>
    <style:style style:name="P9" style:family="paragraph" style:parent-style-name="List_20_Paragraph" style:list-style-name="WWNum19"/>
    <style:style style:name="P10" style:family="paragraph" style:parent-style-name="List_20_Paragraph" style:list-style-name="WWNum27"/>
    <style:style style:name="P11" style:family="paragraph" style:parent-style-name="List_20_Paragraph" style:list-style-name="WWNum7"/>
    <style:style style:name="P12" style:family="paragraph" style:parent-style-name="List_20_Paragraph" style:list-style-name="WWNum9"/>
    <style:style style:name="P13" style:family="paragraph" style:parent-style-name="List_20_Paragraph" style:list-style-name="WWNum4"/>
    <style:style style:name="P14" style:family="paragraph" style:parent-style-name="List_20_Paragraph" style:list-style-name="WWNum25"/>
    <style:style style:name="P15" style:family="paragraph" style:parent-style-name="List_20_Paragraph" style:list-style-name="WWNum5"/>
    <style:style style:name="P16" style:family="paragraph" style:parent-style-name="List_20_Paragraph" style:list-style-name="WWNum6"/>
    <style:style style:name="P17" style:family="paragraph" style:parent-style-name="List_20_Paragraph" style:list-style-name="WWNum21"/>
    <style:style style:name="P18" style:family="paragraph" style:parent-style-name="List_20_Paragraph" style:list-style-name="WWNum26"/>
    <style:style style:name="P19" style:family="paragraph" style:parent-style-name="List_20_Paragraph" style:list-style-name="WWNum22"/>
    <style:style style:name="P20" style:family="paragraph" style:parent-style-name="List_20_Paragraph" style:list-style-name="WWNum17"/>
    <style:style style:name="P21" style:family="paragraph" style:parent-style-name="List_20_Paragraph" style:list-style-name="WWNum12"/>
    <style:style style:name="P22" style:family="paragraph" style:parent-style-name="List_20_Paragraph" style:list-style-name="WWNum18"/>
    <style:style style:name="P23" style:family="paragraph" style:parent-style-name="Heading_20_2" style:list-style-name="WWNum2"/>
    <style:style style:name="P24" style:family="paragraph" style:parent-style-name="Heading_20_2" style:list-style-name="WWNum1"/>
    <style:style style:name="P25" style:family="paragraph" style:parent-style-name="Heading_20_1" style:list-style-name="WWNum1"/>
    <style:style style:name="P2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No_20_Spacing">
      <style:paragraph-properties fo:line-height="90%"/>
    </style:style>
    <style:style style:name="P28" style:family="paragraph" style:parent-style-name="No_20_Spacing">
      <style:text-properties fo:color="#5b9bd5"/>
    </style:style>
    <style:style style:name="P2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2e74b5" fo:font-size="12pt" style:font-size-asian="12pt" style:font-size-complex="12pt"/>
    </style:style>
    <style:style style:name="T2" style:family="text">
      <style:text-properties fo:color="#5b9bd5" style:font-name="Calibri Light" fo:font-size="44pt" style:font-size-asian="44pt" style:font-name-complex="F" style:font-size-complex="44pt"/>
    </style:style>
    <style:style style:name="T3" style:family="text">
      <style:text-properties fo:color="#5b9bd5" fo:font-size="14pt" style:font-size-asian="14pt" style:font-size-complex="14pt"/>
    </style:style>
    <style:style style:name="T4" style:family="text">
      <style:text-properties text:display="none"/>
    </style:style>
    <style:style style:name="T5" style:family="text">
      <style:text-properties fo:color="#000000"/>
    </style:style>
    <style:style style:name="T6" style:family="text">
      <style:text-properties fo:color="#003a26" style:font-name="NexusSansOT" fo:font-size="7.5pt" style:font-name-asian="NexusSansOT" style:font-size-asian="7.5pt" style:font-name-complex="NexusSansOT" style:font-size-complex="7.5pt"/>
    </style:style>
    <style:style style:name="T7" style:family="text">
      <style:text-properties fo:color="#003a26" style:font-name="NexusSansOT-Bold" fo:font-size="7.5pt" fo:font-weight="bold" style:font-name-asian="NexusSansOT-Bold" style:font-size-asian="7.5pt" style:font-weight-asian="bold" style:font-name-complex="NexusSansOT-Bold" style:font-size-complex="7.5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No_20_Spacing"><text:span text:style-name="T1"/></text:p>
          </table:table-cell>
        </table:table-row>
        <table:table-row table:style-name="Tableau1.1">
          <table:table-cell table:style-name="Tableau1.A1" office:value-type="string">
            <text:p text:style-name="P27"><text:span text:style-name="T2">Ramdomizer PF</text:span></text:p>
          </table:table-cell>
        </table:table-row>
        <table:table-row table:style-name="Tableau1.1">
          <table:table-cell table:style-name="Tableau1.A1" office:value-type="string">
            <text:p text:style-name="No_20_Spacing"><text:span text:style-name="T1">Ramdomizer rencontre Pathfinder 1er edition</text:span></text:p>
          </table:table-cell>
        </table:table-row>
        <table:table-row>
          <table:table-cell table:style-name="Tableau1.A1" office:value-type="string">
            <text:p text:style-name="No_20_Spacing"><text:span text:style-name="T3">PORCU Sébastien</text:span></text:p>
            <text:p text:style-name="No_20_Spacing"><text:span text:style-name="T3">[Date]</text:span></text:p>
            <text:p text:style-name="P28"/>
          </table:table-cell>
        </table:table-row>
      </table:table>
      <text:p text:style-name="P1"/>
      <text:p text:style-name="P7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448_1893695606">1)Introduction :<text:tab/>3</text:a></text:p>
          <text:p text:style-name="P26"><text:a xlink:type="simple" xlink:href="#__RefHeading__450_1893695606">a.Présentation de l’entreprise :<text:tab/>3</text:a></text:p>
          <text:p text:style-name="P26"><text:a xlink:type="simple" xlink:href="#__RefHeading__452_1893695606">b.Intervenants principaux :<text:tab/>3</text:a></text:p>
          <text:p text:style-name="P29"><text:a xlink:type="simple" xlink:href="#__RefHeading__454_1893695606">2)Contexte :<text:tab/>4</text:a></text:p>
          <text:p text:style-name="P26"><text:a xlink:type="simple" xlink:href="#__RefHeading__456_1893695606">a)Objectif du site :<text:tab/>4</text:a></text:p>
          <text:p text:style-name="P26"><text:a xlink:type="simple" xlink:href="#__RefHeading__458_1893695606">b)Les cibles :<text:tab/>4</text:a></text:p>
          <text:p text:style-name="P26"><text:a xlink:type="simple" xlink:href="#__RefHeading__460_1893695606">c)Analyse de la concurrence :<text:tab/>4</text:a></text:p>
          <text:p text:style-name="P26"><text:a xlink:type="simple" xlink:href="#__RefHeading__462_1893695606">d)Analyse marketing<text:tab/>4</text:a></text:p>
          <text:p text:style-name="P29"><text:a xlink:type="simple" xlink:href="#__RefHeading__464_1893695606">3)Graphisme et ergonomie :<text:tab/>5</text:a></text:p>
          <text:p text:style-name="P26"><text:a xlink:type="simple" xlink:href="#__RefHeading__466_1893695606">a)La charte graphique :<text:tab/>5</text:a></text:p>
          <text:p text:style-name="P26"><text:a xlink:type="simple" xlink:href="#__RefHeading__468_1893695606">b)WireFrame et Maquettage :<text:tab/>5</text:a></text:p>
          <text:p text:style-name="P29"><text:a xlink:type="simple" xlink:href="#__RefHeading__470_1893695606">4)Définition du besoin :<text:tab/>6</text:a></text:p>
          <text:p text:style-name="P26"><text:a xlink:type="simple" xlink:href="#__RefHeading__472_1893695606">a)Analyse de l’existant :<text:tab/>6</text:a></text:p>
          <text:p text:style-name="P26"><text:a xlink:type="simple" xlink:href="#__RefHeading__474_1893695606">b)Enoncé du besoin :<text:tab/>6</text:a></text:p>
          <text:p text:style-name="P26"><text:a xlink:type="simple" xlink:href="#__RefHeading__476_1893695606">c)Les objectifs quantitatifs :<text:tab/>6</text:a></text:p>
          <text:p text:style-name="P26"><text:a xlink:type="simple" xlink:href="#__RefHeading__478_1893695606">d)Fonctionnalités du produit :<text:tab/>6</text:a></text:p>
          <text:p text:style-name="P29"><text:a xlink:type="simple" xlink:href="#__RefHeading__480_1893695606">5)Contraintes :<text:tab/>7</text:a></text:p>
          <text:p text:style-name="P26"><text:a xlink:type="simple" xlink:href="#__RefHeading__482_1893695606">a)Contraintes techniques :<text:tab/>7</text:a></text:p>
          <text:p text:style-name="P26"><text:a xlink:type="simple" xlink:href="#__RefHeading__484_1893695606">b)Contraintes légales et réglementaires :<text:tab/>7</text:a></text:p>
          <text:p text:style-name="P26"><text:a xlink:type="simple" xlink:href="#__RefHeading__486_1893695606">c)Contraintes de coûts<text:tab/>7</text:a></text:p>
          <text:p text:style-name="P26"><text:a xlink:type="simple" xlink:href="#__RefHeading__488_1893695606">d)Contrainte de délais<text:tab/>7</text:a></text:p>
          <text:p text:style-name="P29"><text:a xlink:type="simple" xlink:href="#__RefHeading__490_1893695606">6)Déroulement et Livrables :<text:tab/>9</text:a></text:p>
          <text:p text:style-name="P26"><text:a xlink:type="simple" xlink:href="#__RefHeading__492_1893695606">a)Les livrables :<text:tab/>9</text:a></text:p>
          <text:p text:style-name="P26"><text:a xlink:type="simple" xlink:href="#__RefHeading__494_1893695606">b)Le contenu de votre site WordPress :<text:tab/>9</text:a></text:p>
          <text:p text:style-name="P26"><text:a xlink:type="simple" xlink:href="#__RefHeading__496_1893695606">c)Le planning :<text:tab/>9</text:a></text:p>
          <text:p text:style-name="P29"><text:a xlink:type="simple" xlink:href="#__RefHeading__498_1893695606">7)Annexes :<text:tab/>10</text:a></text:p>
        </text:index-body>
      </text:table-of-content>
      <text:p text:style-name="Standard"><text:a xlink:type="simple" xlink:href="#_Toc77077369" text:style-name="Internet_20_link" text:visited-style-name="Visited_20_Internet_20_Link"><text:span text:style-name="T4"/></text:a></text:p>
      <text:p text:style-name="P1"/>
      <text:list xml:id="list3904029567309548246" text:style-name="WWNum1">
        <text:list-item>
          <text:h text:style-name="P25" text:outline-level="1"><text:bookmark-start text:name="__RefHeading__448_1893695606"/><text:bookmark-start text:name="_Toc77077369"/>Introduction :<text:bookmark-end text:name="__RefHeading__448_1893695606"/><text:bookmark-end text:name="_Toc77077369"/></text:h>
        </text:list-item>
      </text:list>
      <text:list xml:id="list5125714125144232885" text:style-name="WWNum2">
        <text:list-item>
          <text:h text:style-name="P23" text:outline-level="2"><text:bookmark-start text:name="_Toc77077370"/>Présentation de PAIZO Publishing :<text:bookmark-end text:name="_Toc77077370"/></text:h>
        </text:list-item>
      </text:list>
      <text:list xml:id="list5954839556994808696" text:style-name="WWNum3">
        <text:list-item>
          <text:p text:style-name="P8">2002</text:p>
        </text:list-item>
        <text:list-item>
          <text:p text:style-name="P8">Publication de magazines, jeu de rôle, tel que : Donjons et Dragons et Pathfinder </text:p>
        </text:list-item>
        <text:list-item>
          <text:p text:style-name="P8">Publication de magazine et de livre JDR</text:p>
        </text:list-item>
        <text:list-item>
          <text:p text:style-name="P8">Le nombre de salariés</text:p>
        </text:list-item>
        <text:list-item>
          <text:p text:style-name="P8">Le chiffre d’affaires</text:p>
        </text:list-item>
        <text:list-item>
          <text:p text:style-name="P8">Les principaux axes de développement</text:p>
        </text:list-item>
        <text:list-item>
          <text:p text:style-name="P8">Wizard of the Coast</text:p>
        </text:list-item>
      </text:list>
      <text:p text:style-name="Standard"/>
      <text:p text:style-name="Standard"/>
      <text:list xml:id="list42683682" text:continue-list="list3904029567309548246" text:style-name="WWNum1">
        <text:list-item>
          <text:h text:style-name="P25" text:outline-level="1"><text:bookmark-start text:name="__RefHeading__454_1893695606"/><text:bookmark-start text:name="_Toc77077372"/>Contexte :<text:bookmark-end text:name="__RefHeading__454_1893695606"/><text:bookmark-end text:name="_Toc77077372"/></text:h>
          <text:list>
            <text:list-item>
              <text:h text:style-name="P24" text:outline-level="2"><text:bookmark-start text:name="__RefHeading__456_1893695606"/><text:bookmark-start text:name="_Toc77077373"/>Objectif du site :<text:bookmark-end text:name="__RefHeading__456_1893695606"/><text:bookmark-end text:name="_Toc77077373"/></text:h>
            </text:list-item>
          </text:list>
        </text:list-item>
      </text:list>
      <text:p text:style-name="Standard">Détaillez, le ou les objectifs attendus avec ce projet de site WordPress. Vous pouvez découper vos objectifs en 2 parties : quantitatifs et qualitatifs.</text:p>
      <text:p text:style-name="Standard"/>
      <text:p text:style-name="Standard">Création d'un bestiaire de créature du JDR Pathfinder 1er édition en ligne avec une option de rencontre aléatoire. Aide de jeu pour MJ. <text:s/></text:p>
      <text:p text:style-name="Standard"/>
      <text:list xml:id="list42684933" text:continue-numbering="true" text:style-name="WWNum1">
        <text:list-item>
          <text:list>
            <text:list-item>
              <text:h text:style-name="P24" text:outline-level="2"><text:bookmark-start text:name="__RefHeading__458_1893695606"/><text:bookmark-start text:name="_Toc77077374"/>Les cibles :<text:bookmark-end text:name="__RefHeading__458_1893695606"/><text:bookmark-end text:name="_Toc77077374"/></text:h>
            </text:list-item>
          </text:list>
        </text:list-item>
      </text:list>
      <text:p text:style-name="Standard">Décrivez le profil des clients de votre entreprise et celui des visiteurs de votre site WordPress. </text:p>
      <text:p text:style-name="Standard"/>
      <text:p text:style-name="Standard">Joueur de JDR de tout niveaux et aide à la masterisation.</text:p>
      <text:p text:style-name="Standard"/>
      <text:p text:style-name="P2">Mettre en place des persona.</text:p>
      <text:p text:style-name="Standard"/>
      <text:list xml:id="list42681614" text:continue-numbering="true" text:style-name="WWNum1">
        <text:list-item>
          <text:list>
            <text:list-item>
              <text:h text:style-name="P24" text:outline-level="2"><text:bookmark-start text:name="__RefHeading__460_1893695606"/><text:bookmark-start text:name="_Toc77077375"/>Analyse de la concurrence :<text:bookmark-end text:name="__RefHeading__460_1893695606"/><text:bookmark-end text:name="_Toc77077375"/></text:h>
            </text:list-item>
          </text:list>
        </text:list-item>
      </text:list>
      <text:list xml:id="list1513600286124673555" text:style-name="WWNum19">
        <text:list-item>
          <text:p text:style-name="P9">Lister les concurrents directs : https://donjon.bin.sh/</text:p>
        </text:list-item>
        <text:list-item>
          <text:p text:style-name="P9">Faire un audit des concurrents (leurs produits, leur secteur…)</text:p>
        </text:list-item>
        <text:list-item>
          <text:p text:style-name="P9">Chiffrer le trafic, le taux de conversion, le taux de rebond</text:p>
        </text:list-item>
      </text:list>
      <text:p text:style-name="Standard"/>
      <text:list xml:id="list42684621" text:continue-list="list42681614" text:style-name="WWNum1">
        <text:list-item>
          <text:list>
            <text:list-item>
              <text:h text:style-name="P24" text:outline-level="2"><text:bookmark-start text:name="__RefHeading__462_1893695606"/>Analyse marketing<text:bookmark-end text:name="__RefHeading__462_1893695606"/></text:h>
            </text:list-item>
          </text:list>
        </text:list-item>
      </text:list>
      <text:list xml:id="list520485195338769972" text:style-name="WWNum27">
        <text:list-item>
          <text:p text:style-name="P10">Mise en place de Matrice SWOT</text:p>
        </text:list-item>
      </text:list>
      <text:p text:style-name="Standard"/>
      <text:list xml:id="list42664238" text:continue-list="list42684621" text:style-name="WWNum1">
        <text:list-item>
          <text:h text:style-name="P25" text:outline-level="1"><text:bookmark-start text:name="__RefHeading__464_1893695606"/><text:bookmark-start text:name="_Toc77077376"/>Graphisme et ergonomie :<text:bookmark-end text:name="__RefHeading__464_1893695606"/><text:bookmark-end text:name="_Toc77077376"/></text:h>
          <text:list>
            <text:list-item>
              <text:h text:style-name="P24" text:outline-level="2"><text:bookmark-start text:name="__RefHeading__466_1893695606"/><text:bookmark-start text:name="_Toc77077377"/>La charte graphique :<text:bookmark-end text:name="__RefHeading__466_1893695606"/><text:bookmark-end text:name="_Toc77077377"/></text:h>
            </text:list-item>
          </text:list>
        </text:list-item>
      </text:list>
      <text:p text:style-name="Text_20_body"/>
      <text:p text:style-name="Standard">Ajoutez avec votre cahier des charges tous les documents concernant l’identité visuelle de votre entreprise (les codes couleurs, le logo et ces variations, les règles de conception etc.).</text:p>
      <text:list xml:id="list1026629924826510832" text:style-name="WWNum7">
        <text:list-item>
          <text:p text:style-name="P11">Précisez vos exigences concernant les couleurs et les effets de votre site</text:p>
        </text:list-item>
        <text:list-item>
          <text:p text:style-name="P11">Quelles sont les polices à utiliser ?</text:p>
        </text:list-item>
        <text:list-item>
          <text:p text:style-name="P11">Quels sont les éléments à conserver de la précédente charte ?</text:p>
        </text:list-item>
      </text:list>
      <text:p text:style-name="Standard"/>
      <text:p text:style-name="Standard">Ajoutez également à votre cahier des charges des exemples de sites avec un commentaire, les choses que vous aimez bien sur ces sites (éléments, animation, couleurs, architecture d’informations, fonctionnalités etc.)</text:p>
      <text:p text:style-name="Standard"/>
      <text:list xml:id="list42675870" text:continue-list="list42664238" text:style-name="WWNum1">
        <text:list-item>
          <text:list>
            <text:list-item>
              <text:h text:style-name="P24" text:outline-level="2"><text:bookmark-start text:name="__RefHeading__468_1893695606"/><text:bookmark-start text:name="_Toc77077378"/>WireFrame et Maquettage :<text:bookmark-end text:name="__RefHeading__468_1893695606"/><text:bookmark-end text:name="_Toc77077378"/></text:h>
            </text:list-item>
          </text:list>
        </text:list-item>
      </text:list>
      <text:p text:style-name="Standard">Ajoutez à votre cahier des charges toutes les maquettes et prototypes de vos idées concernant le résultat que vous aimeriez obtenir avec ce site Internet. </text:p>
      <text:list xml:id="list7663340257221717265" text:style-name="WWNum9">
        <text:list-item>
          <text:p text:style-name="P12">Ajouter aussi l’arborescence du site (les rubriques, sous rubriques)</text:p>
        </text:list-item>
        <text:list-item>
          <text:p text:style-name="P12">L’architecture des informations concernant l’ensemble des pages</text:p>
        </text:list-item>
      </text:list>
      <text:p text:style-name="Standard"/>
      <text:p text:style-name="Standard"/>
      <text:p text:style-name="Standard"/>
      <text:p text:style-name="Standard"/>
      <text:list xml:id="list42663498" text:continue-list="list42675870" text:style-name="WWNum1">
        <text:list-item>
          <text:h text:style-name="P25" text:outline-level="1"><text:bookmark-start text:name="__RefHeading__470_1893695606"/><text:bookmark-start text:name="_Toc77077379"/>Définition du besoin :<text:bookmark-end text:name="__RefHeading__470_1893695606"/><text:bookmark-end text:name="_Toc77077379"/></text:h>
          <text:list>
            <text:list-item>
              <text:h text:style-name="P24" text:outline-level="2"><text:bookmark-start text:name="__RefHeading__472_1893695606"/><text:bookmark-start text:name="_Toc77077380"/>Analyse de l’existant :<text:bookmark-end text:name="__RefHeading__472_1893695606"/><text:bookmark-end text:name="_Toc77077380"/></text:h>
            </text:list-item>
          </text:list>
        </text:list-item>
      </text:list>
      <text:list xml:id="list7915495700995750943" text:style-name="WWNum4">
        <text:list-item>
          <text:p text:style-name="P13">La solution utilisée actuellement</text:p>
        </text:list-item>
        <text:list-item>
          <text:p text:style-name="P13">La version de la solution</text:p>
        </text:list-item>
        <text:list-item>
          <text:p text:style-name="P13">L’hébergement utilisé</text:p>
        </text:list-item>
        <text:list-item>
          <text:p text:style-name="P13">Les statistiques actuelles (trafic, taux de rebond, taux de conversion…)</text:p>
        </text:list-item>
        <text:list-item>
          <text:p text:style-name="P13">Le nombre de page du site</text:p>
        </text:list-item>
        <text:list-item>
          <text:p text:style-name="P13">Le type du site</text:p>
        </text:list-item>
        <text:list-item>
          <text:p text:style-name="P13">Les moyens utilisés pour les paiements</text:p>
        </text:list-item>
        <text:list-item>
          <text:p text:style-name="P13">Les plugins utilisés</text:p>
        </text:list-item>
        <text:list-item>
          <text:p text:style-name="P13">La charte graphique actuelle</text:p>
        </text:list-item>
        <text:list-item>
          <text:p text:style-name="P13">Le nombre de personnes engagés sur le projet</text:p>
        </text:list-item>
      </text:list>
      <text:p text:style-name="Standard"/>
      <text:list xml:id="list42667077" text:continue-list="list42663498" text:style-name="WWNum1">
        <text:list-item>
          <text:list>
            <text:list-item>
              <text:h text:style-name="P24" text:outline-level="2"><text:bookmark-start text:name="__RefHeading__474_1893695606"/><text:bookmark-start text:name="_Toc77077381"/>Enoncé du besoin :<text:bookmark-end text:name="__RefHeading__474_1893695606"/><text:bookmark-end text:name="_Toc77077381"/></text:h>
            </text:list-item>
          </text:list>
        </text:list-item>
      </text:list>
      <text:list xml:id="list6394640713141128842" text:style-name="WWNum25">
        <text:list-item>
          <text:p text:style-name="P14"><text:span text:style-name="T5">Mettre en place un diagramme « bête a corne »</text:span></text:p>
        </text:list-item>
        <text:list-item>
          <text:p text:style-name="P14"><text:span text:style-name="T5">Hiérarchiser les besoins par ordre d’importances</text:span></text:p>
        </text:list-item>
      </text:list>
      <text:p text:style-name="Standard"/>
      <text:list xml:id="list42671256" text:continue-list="list42667077" text:style-name="WWNum1">
        <text:list-item>
          <text:list>
            <text:list-item>
              <text:h text:style-name="P24" text:outline-level="2"><text:bookmark-start text:name="__RefHeading__476_1893695606"/><text:bookmark-start text:name="_Toc77077382"/>Les objectifs quantitatifs :<text:bookmark-end text:name="__RefHeading__476_1893695606"/><text:bookmark-end text:name="_Toc77077382"/></text:h>
            </text:list-item>
          </text:list>
        </text:list-item>
      </text:list>
      <text:list xml:id="list520603793983908995" text:style-name="WWNum5">
        <text:list-item>
          <text:p text:style-name="P15">Quel volume de trafic visez-vous ?</text:p>
        </text:list-item>
        <text:list-item>
          <text:p text:style-name="P15">Quel volume de contact visez-vous ?</text:p>
        </text:list-item>
        <text:list-item>
          <text:p text:style-name="P15">Combien de pages et combien de services votre site va contenir ?</text:p>
        </text:list-item>
      </text:list>
      <text:p text:style-name="Standard"/>
      <text:list xml:id="list42658124" text:continue-list="list42671256" text:style-name="WWNum1">
        <text:list-item>
          <text:list>
            <text:list-item>
              <text:h text:style-name="P24" text:outline-level="2"><text:bookmark-start text:name="__RefHeading__478_1893695606"/><text:bookmark-start text:name="_Toc77077383"/>Fonctionnalités du produit :<text:bookmark-end text:name="__RefHeading__478_1893695606"/><text:bookmark-end text:name="_Toc77077383"/></text:h>
            </text:list-item>
          </text:list>
        </text:list-item>
      </text:list>
      <text:list xml:id="list5604385314397989139" text:style-name="WWNum6">
        <text:list-item>
          <text:p text:style-name="P16">Votre site doit-il être multilingue ?</text:p>
        </text:list-item>
        <text:list-item>
          <text:p text:style-name="P16">Votre site aura-t-il une boutique ?</text:p>
        </text:list-item>
        <text:list-item>
          <text:p text:style-name="P16">Le site doit-il avoir une version mobile ou une application dédiée ?</text:p>
        </text:list-item>
        <text:list-item>
          <text:p text:style-name="P16">Quelles sont les fonctions attendues du site ? (Blog, agenda, témoignage client…)</text:p>
        </text:list-item>
      </text:list>
      <text:p text:style-name="Standard"/>
      <text:list xml:id="list42681558" text:continue-list="list42658124" text:style-name="WWNum1">
        <text:list-item>
          <text:h text:style-name="P25" text:outline-level="1"><text:bookmark-start text:name="__RefHeading__480_1893695606"/><text:bookmark-start text:name="_Toc77077384"/>Contraintes :<text:bookmark-end text:name="__RefHeading__480_1893695606"/><text:bookmark-end text:name="_Toc77077384"/></text:h>
          <text:list>
            <text:list-item>
              <text:h text:style-name="P24" text:outline-level="2"><text:bookmark-start text:name="__RefHeading__482_1893695606"/><text:bookmark-start text:name="_Toc77077385"/>Contraintes techniques :<text:bookmark-end text:name="__RefHeading__482_1893695606"/><text:bookmark-end text:name="_Toc77077385"/></text:h>
            </text:list-item>
          </text:list>
        </text:list-item>
      </text:list>
      <text:p text:style-name="Standard">Précisez vos attentes concernant les besoins connexes à ce projet que le prestataire devra fournir :</text:p>
      <text:list xml:id="list42663232" text:continue-list="list5604385314397989139" text:style-name="WWNum6">
        <text:list-item>
          <text:p text:style-name="P16">Quelles sont les spécificités techniques du site ? (Géolocalisation, création de compte…)</text:p>
        </text:list-item>
        <text:list-item>
          <text:p text:style-name="P16">Quelles technologies sont imposées/retenues ?</text:p>
        </text:list-item>
        <text:list-item>
          <text:p text:style-name="P16">Quels sont les modules à garder ou à enlever ?</text:p>
        </text:list-item>
        <text:list-item>
          <text:p text:style-name="P16">Quelles sont les solutions de paiement à intégrer ?</text:p>
        </text:list-item>
        <text:list-item>
          <text:p text:style-name="P16">Hébergement du site internet</text:p>
        </text:list-item>
        <text:list-item>
          <text:p text:style-name="P16">Assurer la maintenance (détailler)</text:p>
        </text:list-item>
        <text:list-item>
          <text:p text:style-name="P16">Proposer des astreintes pour le dépannage</text:p>
        </text:list-item>
        <text:list-item>
          <text:p text:style-name="P16">Formation à l’utilisation des outils et du back office</text:p>
        </text:list-item>
        <text:list-item>
          <text:p text:style-name="P16">Quel sera les solutions utilisées sur votre site (préciser les Framework, Template et plugins principaux)</text:p>
        </text:list-item>
      </text:list>
      <text:p text:style-name="Standard"/>
      <text:list xml:id="list42664736" text:continue-list="list42681558" text:style-name="WWNum1">
        <text:list-item>
          <text:list>
            <text:list-item>
              <text:h text:style-name="P24" text:outline-level="2"><text:bookmark-start text:name="__RefHeading__484_1893695606"/><text:bookmark-start text:name="_Toc77077386"/>Contraintes légales et réglementaires :<text:bookmark-end text:name="__RefHeading__484_1893695606"/><text:bookmark-end text:name="_Toc77077386"/></text:h>
            </text:list-item>
          </text:list>
        </text:list-item>
      </text:list>
      <text:list xml:id="list4534586100490084970" text:style-name="WWNum21">
        <text:list-item>
          <text:p text:style-name="P17">Qui est le propriétaire du site ?</text:p>
        </text:list-item>
        <text:list-item>
          <text:p text:style-name="P17">A qui appartient les maquettes et les intégrations ?</text:p>
        </text:list-item>
        <text:list-item>
          <text:p text:style-name="P17">Qui a les droits du contenu rédiger ?</text:p>
        </text:list-item>
        <text:list-item>
          <text:p text:style-name="P17">Le code source</text:p>
        </text:list-item>
        <text:list-item>
          <text:p text:style-name="P17">Le RGPD</text:p>
        </text:list-item>
        <text:list-item>
          <text:p text:style-name="P17">Les pénalités en cas de retard</text:p>
        </text:list-item>
      </text:list>
      <text:p text:style-name="Standard"/>
      <text:list xml:id="list42660760" text:continue-list="list42664736" text:style-name="WWNum1">
        <text:list-item>
          <text:list>
            <text:list-item>
              <text:h text:style-name="P24" text:outline-level="2"><text:bookmark-start text:name="__RefHeading__486_1893695606"/><text:bookmark-start text:name="_Toc77077387"/>Contraintes de coûts<text:bookmark-end text:name="__RefHeading__486_1893695606"/><text:bookmark-end text:name="_Toc77077387"/></text:h>
            </text:list-item>
          </text:list>
        </text:list-item>
      </text:list>
      <text:list xml:id="list6328337552019064943" text:style-name="WWNum26">
        <text:list-item>
          <text:p text:style-name="P18">Définir les postes de dépenses en Jour/homme</text:p>
        </text:list-item>
        <text:list-item>
          <text:p text:style-name="P18">Définir une fourchette de prix pour les différentes dépenses</text:p>
        </text:list-item>
        <text:list-item>
          <text:p text:style-name="P18">Etablir un Devis</text:p>
        </text:list-item>
      </text:list>
      <text:p text:style-name="Standard"/>
      <text:p text:style-name="Standard"/>
      <text:list xml:id="list42675608" text:continue-list="list42660760" text:style-name="WWNum1">
        <text:list-item>
          <text:list>
            <text:list-item>
              <text:h text:style-name="P24" text:outline-level="2"><text:bookmark-start text:name="__RefHeading__488_1893695606"/><text:bookmark-start text:name="_Toc77077388"/>Contrainte de délais<text:bookmark-end text:name="__RefHeading__488_1893695606"/><text:bookmark-end text:name="_Toc77077388"/></text:h>
            </text:list-item>
          </text:list>
        </text:list-item>
      </text:list>
      <text:list xml:id="list6619716369076596085" text:style-name="WWNum22">
        <text:list-item>
          <text:p text:style-name="P19">Dates de recette</text:p>
        </text:list-item>
        <text:list-item>
          <text:p text:style-name="P19">Dates de pré-production</text:p>
        </text:list-item>
        <text:list-item>
          <text:p text:style-name="P19"><text:soft-page-break/>Dates de production</text:p>
        </text:list-item>
        <text:list-item>
          <text:p text:style-name="P19">Dates des tests</text:p>
        </text:list-item>
        <text:list-item>
          <text:p text:style-name="P19">Date de commercialisation</text:p>
        </text:list-item>
      </text:list>
      <text:p text:style-name="Standard"/>
      <text:list xml:id="list42657877" text:continue-list="list42675608" text:style-name="WWNum1">
        <text:list-item>
          <text:h text:style-name="P25" text:outline-level="1"><text:bookmark-start text:name="__RefHeading__490_1893695606"/><text:bookmark-start text:name="_Toc77077389"/>Déroulement et Livrables :<text:bookmark-end text:name="__RefHeading__490_1893695606"/><text:bookmark-end text:name="_Toc77077389"/></text:h>
          <text:list>
            <text:list-item>
              <text:h text:style-name="P24" text:outline-level="2"><text:bookmark-start text:name="__RefHeading__492_1893695606"/><text:bookmark-start text:name="_Toc77077390"/>Les livrables :<text:bookmark-end text:name="__RefHeading__492_1893695606"/><text:bookmark-end text:name="_Toc77077390"/></text:h>
            </text:list-item>
          </text:list>
        </text:list-item>
      </text:list>
      <text:p text:style-name="Standard">Ecrivez les informations que vous souhaitez voir apparaitre dans le devis de vos prestataires</text:p>
      <text:list xml:id="list1803432027559116503" text:style-name="WWNum17">
        <text:list-item>
          <text:p text:style-name="P20">Fournir une présentation de la société</text:p>
        </text:list-item>
        <text:list-item>
          <text:p text:style-name="P20">Validation du cahier des charges</text:p>
        </text:list-item>
        <text:list-item>
          <text:p text:style-name="P20">Contrats</text:p>
        </text:list-item>
      </text:list>
      <text:p text:style-name="Standard">Ecrivez ici, l’ensemble des prestations attendues dans le devis de votre prestataire.</text:p>
      <text:p text:style-name="Standard"/>
      <text:p text:style-name="Standard">Vous pouvez reprendre les grandes étapes de ce cahier des charges.</text:p>
      <text:p text:style-name="Standard"/>
      <text:list xml:id="list42671379" text:continue-list="list42657877" text:style-name="WWNum1">
        <text:list-item>
          <text:list>
            <text:list-item>
              <text:h text:style-name="P24" text:outline-level="2"><text:bookmark-start text:name="__RefHeading__494_1893695606"/><text:bookmark-start text:name="_Toc77077391"/>Le contenu de votre site WordPress :<text:bookmark-end text:name="__RefHeading__494_1893695606"/><text:bookmark-end text:name="_Toc77077391"/></text:h>
            </text:list-item>
          </text:list>
        </text:list-item>
      </text:list>
      <text:list xml:id="list7324577739829438081" text:style-name="WWNum12">
        <text:list-item>
          <text:p text:style-name="P21">Lister les contenus du prestataire doit reprendre</text:p>
        </text:list-item>
        <text:list-item>
          <text:p text:style-name="P21">Lister les contenus que le prestataire doit créer</text:p>
        </text:list-item>
        <text:list-item>
          <text:p text:style-name="P21">Le prestataire doit-il prévoir l’achat de photo et/ou la création de texte ?</text:p>
        </text:list-item>
        <text:list-item>
          <text:p text:style-name="P21">Lister le format des contenus proposés (Texte, Photo, Vidéos)</text:p>
        </text:list-item>
      </text:list>
      <text:p text:style-name="Standard"/>
      <text:p text:style-name="Standard"/>
      <text:list xml:id="list42676843" text:continue-list="list42671379" text:style-name="WWNum1">
        <text:list-item>
          <text:list>
            <text:list-item>
              <text:h text:style-name="P24" text:outline-level="2"><text:bookmark-start text:name="__RefHeading__496_1893695606"/><text:bookmark-start text:name="_Toc77077392"/>Le planning :<text:bookmark-end text:name="__RefHeading__496_1893695606"/><text:bookmark-end text:name="_Toc77077392"/></text:h>
            </text:list-item>
          </text:list>
        </text:list-item>
      </text:list>
      <text:p text:style-name="Standard">Ajoutez un agenda des dates souhaitées pour la validation des différentes étapes :</text:p>
      <text:list xml:id="list5584590442062517260" text:style-name="WWNum18">
        <text:list-item>
          <text:p text:style-name="P22">Date de la création et validation des maquettes </text:p>
        </text:list-item>
        <text:list-item>
          <text:p text:style-name="P22">Date de la création et validation des contenus </text:p>
        </text:list-item>
        <text:list-item>
          <text:p text:style-name="P22">Date de la création et validation du site </text:p>
        </text:list-item>
        <text:list-item>
          <text:p text:style-name="P22">Dates des tests </text:p>
        </text:list-item>
        <text:list-item>
          <text:p text:style-name="P22">Date de mise en ligne</text:p>
        </text:list-item>
        <text:list-item>
          <text:p text:style-name="P22">Retro-planning</text:p>
        </text:list-item>
        <text:list-item>
          <text:p text:style-name="P22">Diagramme de Gantt</text:p>
        </text:list-item>
      </text:list>
      <text:p text:style-name="Standard"/>
      <text:list xml:id="list42659944" text:continue-list="list42676843" text:style-name="WWNum1">
        <text:list-item>
          <text:h text:style-name="P25" text:outline-level="1"><text:bookmark-start text:name="__RefHeading__498_1893695606"/><text:bookmark-start text:name="_Toc77077393"/>Annexes :<text:bookmark-end text:name="__RefHeading__498_1893695606"/><text:bookmark-end text:name="_Toc77077393"/></text:h>
        </text:list-item>
      </text:list>
      <text:p text:style-name="Standard">Mettre dans cette partie toutes<text:bookmark text:name="_GoBack"/> les annexes produites dans le cahier des charg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JubileeBold" svg:font-family="JubileeBold"/>
    <style:font-face style:name="Linux Libertine" svg:font-family="'Linux Libertine', Georgia, Times, serif"/>
    <style:font-face style:name="Lucida Sans1" svg:font-family="'Lucida Sans'" style:font-family-generic="swiss"/>
    <style:font-face style:name="NexusSansOT" svg:font-family="NexusSansOT" style:font-family-generic="swiss"/>
    <style:font-face style:name="NexusSansOT-Bold" svg:font-family="NexusSansOT-Bold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break-before="page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fr" style:country-asian="FR" style:font-name-complex="F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itre_20_2_20_Car" style:display-name="Titre 2 C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Titre_20_3_20_Car" style:display-name="Titre 3 C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Sans_20_interligne_20_Car" style:display-name="Sans interligne Car" style:family="text" style:parent-style-name="Default_20_Paragraph_20_Font">
      <style:text-properties style:language-asian="fr" style:country-asian="FR" style:font-name-complex="F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[Nom de l’auteur]</meta:initial-creator>
    <meta:editing-cycles>17</meta:editing-cycles>
    <meta:creation-date>2021-07-13T07:21:00</meta:creation-date>
    <dc:date>2022-10-03T22:43:25.60</dc:date>
    <meta:editing-duration>PT4M45S</meta:editing-duration>
    <meta:generator>OpenOffice/4.1.13$Win32 OpenOffice.org_project/4113m1$Build-9810</meta:generator>
    <meta:document-statistic meta:table-count="1" meta:image-count="0" meta:object-count="0" meta:page-count="10" meta:paragraph-count="143" meta:word-count="1032" meta:character-count="5856"/>
    <meta:user-defined meta:name="AppVersion">16.0000</meta:user-defined>
    <meta:user-defined meta:name="Company">SRVWDS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